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0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2.779cm" svg:height="1.8cm" svg:x="4.219cm" svg:y="5.09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2.779cm" svg:height="1.8cm" svg:x="-0.781cm" svg:y="5.09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svg:width="2.779cm" svg:height="1.8cm" svg:x="9.22cm" svg:y="5.09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2.779cm" svg:height="1.8cm" svg:x="-0.781cm" svg:y="0.09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svg:width="2.779cm" svg:height="1.8cm" svg:x="5.219cm" svg:y="-1.907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1" svg:width="2.779cm" svg:height="1.8cm" svg:x="5.219cm" svg:y="2.09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svg:width="0.927cm" svg:height="1.959cm" svg:x="0.086cm" svg:y="2.607cm"><text:p/><draw:enhanced-geometry svg:viewBox="0 0 21600 21600" draw:text-areas="?f0 ?f7 ?f2 21600" draw:type="up-arrow" draw:modifiers="6707.47074707471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1" svg:width="2.065cm" svg:height="0.583cm" svg:x="2.653cm" svg:y="2.157cm"><text:p/><draw:enhanced-geometry svg:viewBox="0 0 21600 21600" draw:text-areas="0 ?f0 ?f5 ?f2" draw:type="right-arrow" draw:modifiers="14664.3894107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1" svg:width="2.065cm" svg:height="0.583cm" svg:x="2.626cm" svg:y="-0.356cm"><text:p/><draw:enhanced-geometry svg:viewBox="0 0 21600 21600" draw:text-areas="0 ?f0 ?f5 ?f2" draw:type="right-arrow" draw:modifiers="15771.1357813834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9" draw:style-name="gr2" draw:text-style-name="P1" svg:x1="1.997cm" svg:y1="5.967cm" svg:x2="4.22cm" svg:y2="5.967cm"><text:p/></draw:line><draw:line text:anchor-type="paragraph" draw:z-index="10" draw:style-name="gr2" draw:text-style-name="P1" svg:x1="6.997cm" svg:y1="5.914cm" svg:x2="9.22cm" svg:y2="5.914cm"><text:p/></draw:line><draw:line text:anchor-type="paragraph" draw:z-index="11" draw:style-name="gr2" draw:text-style-name="P1" svg:x1="11.998cm" svg:y1="5.993cm" svg:x2="14.162cm" svg:y2="5.967cm"><text:p/></draw:line><draw:line text:anchor-type="paragraph" draw:z-index="12" draw:style-name="gr2" draw:text-style-name="P1" svg:x1="14.162cm" svg:y1="5.967cm" svg:x2="14.188cm" svg:y2="7.846cm"><text:p/></draw:line><draw:line text:anchor-type="paragraph" draw:z-index="13" draw:style-name="gr2" draw:text-style-name="P1" svg:x1="13.183cm" svg:y1="7.819cm" svg:x2="15.353cm" svg:y2="7.819cm"><text:p/></draw:line><draw:line text:anchor-type="paragraph" draw:z-index="14" draw:style-name="gr2" draw:text-style-name="P1" svg:x1="13.501cm" svg:y1="8.11cm" svg:x2="14.771cm" svg:y2="8.11cm"><text:p/></draw:line><draw:frame text:anchor-type="paragraph" draw:z-index="15" draw:style-name="gr3" svg:width="2.779cm" svg:height="0.874cm" svg:x="-0.781cm" svg:y="5.094cm"><draw:text-box><text:p><text:s/>*Filter</text:p></draw:text-box></draw:frame><draw:frame text:anchor-type="paragraph" draw:z-index="16" draw:style-name="gr3" svg:width="2.779cm" svg:height="0.874cm" svg:x="4.219cm" svg:y="5.094cm"><draw:text-box><text:p><text:s/>*Filter</text:p></draw:text-box></draw:frame><draw:frame text:anchor-type="paragraph" draw:z-index="17" draw:style-name="gr3" svg:width="2.779cm" svg:height="0.874cm" svg:x="9.22cm" svg:y="5.094cm"><draw:text-box><text:p><text:s/>*Filter</text:p></draw:text-box></draw:frame><draw:frame text:anchor-type="paragraph" draw:z-index="18" draw:style-name="gr4" svg:width="2.779cm" svg:height="0.927cm" svg:x="-0.781cm" svg:y="5.967cm"><draw:text-box><text:p><text:s/>N</text:p></draw:text-box></draw:frame><draw:frame text:anchor-type="paragraph" draw:z-index="19" draw:style-name="gr4" svg:width="2.779cm" svg:height="0.927cm" svg:x="9.22cm" svg:y="5.967cm"><draw:text-box><text:p><text:s/>N</text:p></draw:text-box></draw:frame><draw:frame text:anchor-type="paragraph" draw:z-index="20" draw:style-name="gr4" svg:width="2.779cm" svg:height="0.927cm" svg:x="4.219cm" svg:y="5.967cm"><draw:text-box><text:p><text:s/>N</text:p></draw:text-box></draw:frame><draw:frame text:anchor-type="paragraph" draw:z-index="21" draw:style-name="gr5" svg:width="2.779cm" svg:height="0.874cm" svg:x="-0.781cm" svg:y="0.093cm"><draw:text-box><text:p>*Sfilter</text:p></draw:text-box></draw:frame><draw:frame text:anchor-type="paragraph" draw:z-index="22" draw:style-name="gr6" svg:width="2.779cm" svg:height="0.8cm" svg:x="-0.781cm" svg:y="1.094cm"><draw:text-box><text:p>*Pfilter</text:p></draw:text-box></draw:frame><draw:frame text:anchor-type="paragraph" draw:z-index="23" draw:style-name="gr7" svg:width="2.779cm" svg:height="0.705cm" svg:x="5.219cm" svg:y="-1.907cm"><draw:text-box><text:p><text:s/>*Function</text:p></draw:text-box></draw:frame><draw:frame text:anchor-type="paragraph" draw:z-index="24" draw:style-name="gr8" svg:width="2.779cm" svg:height="0.976cm" svg:x="5.431cm" svg:y="-1.203cm"><draw:text-box><text:p><text:s/>int32 <text:s text:c="6"/>parameter</text:p></draw:text-box></draw:frame><draw:frame text:anchor-type="paragraph" draw:z-index="25" draw:style-name="gr9" svg:width="2.779cm" svg:height="0.62cm" svg:x="5.219cm" svg:y="2.094cm"><draw:text-box><text:p><text:s/>*Sfilter</text:p></draw:text-box></draw:frame><draw:frame text:anchor-type="paragraph" draw:z-index="26" draw:style-name="gr10" svg:width="2.779cm" svg:height="0.583cm" svg:x="5.219cm" svg:y="2.713cm"><draw:text-box><text:p>*Sfilter</text:p></draw:text-box></draw:frame><draw:frame text:anchor-type="paragraph" draw:z-index="27" draw:style-name="gr11" svg:width="2.779cm" svg:height="0.599cm" svg:x="5.219cm" svg:y="3.295cm"><draw:text-box><text:p><text:s text:c="2"/>Mixing rati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 Lee</meta:initial-creator>
    <meta:creation-date>2014-01-21T15:28:04</meta:creation-date>
    <dc:date>2014-01-21T15:44:59</dc:date>
    <dc:creator>JAD Lee</dc:creator>
    <meta:editing-duration>PT1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